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TablePreview1.svm" manifest:media-type=""/>
  <manifest:file-entry manifest:full-path="content.xml" manifest:media-type="text/xml"/>
  <manifest:file-entry manifest:full-path="styles.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DejaVu Sans1" svg:font-family="'DejaVu Sans'"/>
    <style:font-face style:name="Arial" svg:font-family="Arial" style:font-pitch="variable"/>
    <style:font-face style:name="Calibri" svg:font-family="Calibri" style:font-pitch="variable"/>
    <style:font-face style:name="DejaVu Sans" svg:font-family="'DejaVu Sans'"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5" style:family="graphic" style:parent-style-name="standard">
      <style:graphic-properties draw:stroke="solid" svg:stroke-width="0cm" svg:stroke-color="#3465a4" draw:fill="solid" draw:fill-color="#729fcf" draw:textarea-vertical-align="middle" draw:auto-grow-height="false" draw:fit-to-size="false" fo:min-height="0cm" fo:min-width="0cm" fo:padding-top="0.125cm" fo:padding-bottom="0.125cm" fo:padding-left="0.25cm" fo:padding-right="0.25cm" fo:wrap-option="no-wrap"/>
    </style:style>
    <style:style style:name="gr6" style:family="graphic" style:parent-style-name="standard">
      <style:graphic-properties draw:stroke="solid" svg:stroke-width="0cm" svg:stroke-color="#3465a4" draw:fill="solid" draw:fill-color="#ffff99" draw:textarea-vertical-align="middle" draw:auto-grow-height="false" draw:fit-to-size="false" fo:min-height="0cm" fo:min-width="0cm" fo:padding-top="0.125cm" fo:padding-bottom="0.125cm" fo:padding-left="0.25cm" fo:padding-right="0.25cm" fo:wrap-option="no-wrap"/>
    </style:style>
    <style:style style:name="gr7" style:family="graphic" style:parent-style-name="standard">
      <style:graphic-properties draw:stroke="solid" svg:stroke-width="0cm" svg:stroke-color="#3465a4" draw:fill="solid" draw:fill-color="#66ffff" draw:textarea-vertical-align="middle" draw:auto-grow-height="false" draw:fit-to-size="false" fo:min-height="0cm" fo:min-width="0cm" fo:padding-top="0.125cm" fo:padding-bottom="0.125cm" fo:padding-left="0.25cm" fo:padding-right="0.25cm" fo:wrap-option="no-wrap"/>
    </style:style>
    <style:style style:name="gr8" style:family="graphic" style:parent-style-name="standard">
      <style:graphic-properties draw:stroke="solid" svg:stroke-width="0cm" svg:stroke-color="#000000" draw:marker-end="msArrowEnd_20_5" draw:marker-end-width="0.21cm" draw:marker-end-center="false" draw:fill="none" draw:textarea-horizontal-align="center" draw:textarea-vertical-align="top" draw:auto-grow-height="false" fo:padding-top="0.125cm" fo:padding-bottom="0.125cm" fo:padding-left="0.25cm" fo:padding-right="0.25cm" fo:wrap-option="wrap"/>
    </style:style>
    <style:style style:name="gr9" style:family="graphic" style:parent-style-name="standard">
      <style:graphic-properties draw:stroke="solid" svg:stroke-width="0cm" svg:stroke-color="#3465a4" draw:fill="solid" draw:fill-color="#729fcf"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cm" svg:stroke-color="#3465a4" draw:fill="solid" draw:fill-color="#ccff00" draw:textarea-vertical-align="middle" draw:auto-grow-height="false" draw:fit-to-size="false" fo:min-height="0cm" fo:min-width="0cm" fo:padding-top="0.125cm" fo:padding-bottom="0.125cm" fo:padding-left="0.25cm" fo:padding-right="0.25cm" fo:wrap-option="no-wrap"/>
    </style:style>
    <style:style style:name="gr11" style:family="graphic" style:parent-style-name="standard">
      <style:graphic-properties draw:stroke="solid" svg:stroke-width="0cm" svg:stroke-color="#3465a4" draw:fill="solid" draw:fill-color="#ff6600"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solid" svg:stroke-width="0cm" svg:stroke-color="#3465a4" draw:fill="solid" draw:fill-color="#00ffff" draw:opacity="29%"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solid" svg:stroke-width="0cm" svg:stroke-color="#3465a4" draw:fill="solid" draw:fill-color="#729fcf" draw:textarea-vertical-align="bottom" draw:auto-grow-height="false" draw:fit-to-size="false" fo:min-height="0cm" fo:min-width="0cm" fo:padding-top="0.125cm" fo:padding-bottom="0.125cm" fo:padding-left="0.25cm" fo:padding-right="0.25cm" fo:wrap-option="no-wrap"/>
    </style:style>
    <style:style style:name="gr14" style:family="graphic" style:parent-style-name="standard">
      <style:graphic-properties draw:stroke="solid" svg:stroke-width="0cm" svg:stroke-color="#3465a4" draw:fill="solid" draw:fill-color="#ffff66" draw:textarea-vertical-align="middle" draw:auto-grow-height="false" draw:fit-to-size="false" fo:min-height="0cm" fo:min-width="0cm" fo:padding-top="0.125cm" fo:padding-bottom="0.125cm" fo:padding-left="0.25cm" fo:padding-right="0.25cm" fo:wrap-option="no-wrap"/>
    </style:style>
    <style:style style:name="gr15" style:family="graphic" style:parent-style-name="standard">
      <style:graphic-properties draw:stroke="solid" svg:stroke-width="0cm" svg:stroke-color="#3465a4" draw:fill="none" draw:textarea-horizontal-align="center" draw:textarea-vertical-align="top" draw:auto-grow-height="false" fo:padding-top="0.125cm" fo:padding-bottom="0.125cm" fo:padding-left="0.25cm" fo:padding-right="0.25cm" fo:wrap-option="wrap"/>
    </style:style>
    <style:style style:name="gr16" style:family="graphic" style:parent-style-name="standard">
      <style:graphic-properties draw:stroke="solid" svg:stroke-width="0cm" svg:stroke-color="#3465a4" draw:fill="solid" draw:fill-color="#66ff66" draw:textarea-vertical-align="middle" draw:auto-grow-height="false" draw:fit-to-size="false" fo:min-height="0cm" fo:min-width="0cm" fo:padding-top="0.125cm" fo:padding-bottom="0.125cm" fo:padding-left="0.25cm" fo:padding-right="0.25cm" fo:wrap-option="no-wrap"/>
    </style:style>
    <style:style style:name="gr17" style:family="graphic" style:parent-style-name="standard">
      <style:graphic-properties draw:stroke="solid" svg:stroke-width="0cm" svg:stroke-color="#3465a4" draw:fill="solid" draw:fill-color="#ff3300" draw:textarea-vertical-align="middle" draw:auto-grow-height="false" draw:fit-to-size="false" fo:min-height="0cm" fo:min-width="0cm" fo:padding-top="0.125cm" fo:padding-bottom="0.125cm" fo:padding-left="0.25cm" fo:padding-right="0.25cm" fo:wrap-option="no-wrap"/>
    </style:style>
    <style:style style:name="gr18" style:family="graphic" style:parent-style-name="standard">
      <style:graphic-properties draw:stroke="solid" svg:stroke-width="0cm" svg:stroke-color="#3465a4" draw:marker-end="msArrowEnd_20_5" draw:marker-end-width="0.21cm" draw:marker-end-center="false" draw:fill="none" draw:textarea-horizontal-align="center" draw:textarea-vertical-align="top" draw:auto-grow-height="false" fo:padding-top="0.125cm" fo:padding-bottom="0.125cm" fo:padding-left="0.25cm" fo:padding-right="0.25cm" fo:wrap-option="wrap"/>
    </style:style>
    <style:style style:name="gr19" style:family="graphic" style:parent-style-name="standard">
      <style:graphic-properties draw:stroke="solid" svg:stroke-width="0cm" svg:stroke-color="#3465a4" draw:fill="solid" draw:fill-color="#ff9900" draw:textarea-vertical-align="middle" draw:auto-grow-height="false" draw:fit-to-size="false" fo:min-height="0cm" fo:min-width="0cm" fo:padding-top="0.125cm" fo:padding-bottom="0.125cm" fo:padding-left="0.25cm" fo:padding-right="0.25cm" fo:wrap-option="no-wrap"/>
    </style:style>
    <style:style style:name="gr20" style:family="graphic" style:parent-style-name="standard">
      <style:graphic-properties draw:stroke="solid" svg:stroke-width="0cm" svg:stroke-color="#3465a4" draw:fill="solid" draw:fill-color="#ff0000"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textarea-vertical-align="middle"/>
    </style:style>
    <style:style style:name="gr22" style:family="graphic" style:parent-style-name="standard">
      <style:graphic-properties draw:marker-start="Arrow" draw:marker-end="" draw:textarea-vertical-align="middle"/>
    </style:style>
    <style:style style:name="gr23" style:family="graphic" style:parent-style-name="standard">
      <style:graphic-properties draw:marker-end="Arrow" draw:textarea-vertical-align="middle"/>
    </style:style>
    <style:style style:name="gr24" style:family="graphic" style:parent-style-name="standard" style:list-style-name="L10">
      <style:graphic-properties draw:stroke="solid" svg:stroke-width="0cm" svg:stroke-color="#3465a4" draw:fill="solid" draw:fill-color="#ccffff" draw:textarea-vertical-align="middle" draw:auto-grow-height="false" draw:fit-to-size="false" fo:min-height="2.749cm" fo:min-width="5.3cm" fo:padding-top="0.125cm" fo:padding-bottom="0.125cm" fo:padding-left="0.25cm" fo:padding-right="0.25cm" fo:wrap-option="no-wrap"/>
    </style:style>
    <style:style style:name="gr25" style:family="graphic" style:parent-style-name="standard" style:list-style-name="L11">
      <style:graphic-properties draw:stroke="solid" svg:stroke-width="0cm" svg:stroke-color="#3465a4" draw:fill="solid" draw:fill-color="#ccffff" draw:textarea-vertical-align="middle" draw:auto-grow-height="false" draw:fit-to-size="false" fo:min-height="0cm" fo:min-width="0cm" fo:padding-top="0.125cm" fo:padding-bottom="0.125cm" fo:padding-left="0.25cm" fo:padding-right="0.25cm" fo:wrap-option="no-wrap"/>
    </style:style>
    <style:style style:name="gr26" style:family="graphic" style:parent-style-name="Object_20_with_20_no_20_fill_20_and_20_no_20_line">
      <style:graphic-properties draw:opacity="100%" draw:textarea-vertical-align="middle" draw:ole-draw-aspect="1" style:protect="size"/>
    </style:style>
    <style:style style:name="gr27" style:family="graphic" style:parent-style-name="Object_20_with_20_no_20_fill_20_and_20_no_20_line">
      <style:graphic-properties draw:textarea-vertical-align="middle" draw:ole-draw-aspect="1" style:protect="size"/>
    </style:style>
    <style:style style:name="gr28" style:family="graphic" style:parent-style-name="standard" style:list-style-name="L12">
      <style:graphic-properties draw:textarea-horizontal-align="justify" draw:textarea-vertical-align="middle" draw:auto-grow-height="false" fo:min-height="3.789cm" fo:min-width="5.1cm" fo:wrap-option="no-wrap"/>
    </style:style>
    <style:style style:name="pr1" style:family="presentation" style:parent-style-name="Title_20_Slide-notes">
      <style:graphic-properties draw:fill-color="#ffffff" fo:min-height="13.364cm"/>
    </style:style>
    <style:style style:name="pr2" style:family="presentation" style:parent-style-name="Blank_20_Slide-notes">
      <style:graphic-properties draw:fill-color="#ffffff" fo:min-height="13.364cm"/>
    </style:style>
    <style:style style:name="co1" style:family="table-column">
      <style:table-column-properties style:column-width="4.331cm" style:use-optimal-column-width="false"/>
    </style:style>
    <style:style style:name="co2" style:family="table-column">
      <style:table-column-properties style:column-width="4.333cm" style:use-optimal-column-width="false"/>
    </style:style>
    <style:style style:name="ro1" style:family="table-row">
      <style:table-row-properties style:row-height="2.434cm"/>
    </style:style>
    <style:style style:name="ro2" style:family="table-row">
      <style:table-row-properties style:row-height="2.441cm"/>
    </style:style>
    <style:style style:name="ce1" style:family="table-cell">
      <loext:graphic-properties draw:textarea-vertical-align="middle"/>
      <style:paragraph-properties fo:text-align="center"/>
    </style:style>
    <style:style style:name="P1" style:family="paragraph">
      <style:paragraph-properties fo:margin-top="0cm" fo:margin-bottom="0cm" fo:line-height="100%" fo:text-align="center"/>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color="#ffffff"/>
    </style:style>
    <style:style style:name="P4" style:family="paragraph">
      <style:paragraph-properties fo:margin-top="0cm" fo:margin-bottom="0cm" fo:text-align="start"/>
    </style:style>
    <style:style style:name="P5" style:family="paragraph">
      <style:paragraph-properties fo:margin-left="0cm" fo:margin-right="0cm" fo:margin-top="0cm" fo:margin-bottom="0cm" fo:line-height="100%" fo:text-align="start" fo:text-indent="0cm"/>
    </style:style>
    <style:style style:name="P6" style:family="paragraph">
      <loext:graphic-properties draw:fill="solid" draw:fill-color="#729fcf"/>
      <style:paragraph-properties fo:text-align="start" style:font-independent-line-spacing="true"/>
      <style:text-properties fo:font-size="18pt"/>
    </style:style>
    <style:style style:name="P7" style:family="paragraph">
      <loext:graphic-properties draw:fill="solid" draw:fill-color="#ffff99"/>
      <style:paragraph-properties fo:text-align="start" style:font-independent-line-spacing="true"/>
      <style:text-properties fo:font-size="18pt"/>
    </style:style>
    <style:style style:name="P8" style:family="paragraph">
      <loext:graphic-properties draw:fill="solid" draw:fill-color="#66ffff"/>
      <style:paragraph-properties fo:text-align="start" style:font-independent-line-spacing="true"/>
      <style:text-properties fo:font-size="18pt"/>
    </style:style>
    <style:style style:name="P9" style:family="paragraph">
      <loext:graphic-properties draw:fill="none"/>
      <style:paragraph-properties fo:text-align="start"/>
      <style:text-properties fo:font-size="18pt"/>
    </style:style>
    <style:style style:name="P10" style:family="paragraph">
      <loext:graphic-properties draw:fill="solid" draw:fill-color="#729fcf"/>
      <style:paragraph-properties fo:text-align="start"/>
      <style:text-properties fo:font-size="18pt"/>
    </style:style>
    <style:style style:name="P11" style:family="paragraph">
      <loext:graphic-properties draw:fill="solid" draw:fill-color="#ccff00"/>
      <style:paragraph-properties fo:text-align="start" style:font-independent-line-spacing="true"/>
      <style:text-properties fo:font-size="18pt"/>
    </style:style>
    <style:style style:name="P12" style:family="paragraph">
      <loext:graphic-properties draw:fill="solid" draw:fill-color="#ff6600"/>
      <style:paragraph-properties fo:text-align="start"/>
      <style:text-properties fo:font-size="18pt"/>
    </style:style>
    <style:style style:name="P13" style:family="paragraph">
      <loext:graphic-properties draw:fill="solid" draw:fill-color="#00ffff" draw:opacity="29%"/>
      <style:paragraph-properties fo:text-align="start"/>
      <style:text-properties fo:font-size="18pt"/>
    </style:style>
    <style:style style:name="P14" style:family="paragraph">
      <loext:graphic-properties draw:fill="solid" draw:fill-color="#ffff66"/>
      <style:paragraph-properties fo:text-align="start" style:font-independent-line-spacing="true"/>
      <style:text-properties fo:font-size="18pt"/>
    </style:style>
    <style:style style:name="P15" style:family="paragraph">
      <loext:graphic-properties draw:fill="solid" draw:fill-color="#66ff66"/>
      <style:paragraph-properties fo:text-align="start" style:font-independent-line-spacing="true"/>
      <style:text-properties fo:font-size="18pt"/>
    </style:style>
    <style:style style:name="P16" style:family="paragraph">
      <loext:graphic-properties draw:fill="solid" draw:fill-color="#ff3300"/>
      <style:paragraph-properties fo:text-align="start" style:font-independent-line-spacing="true"/>
      <style:text-properties fo:font-size="18pt"/>
    </style:style>
    <style:style style:name="P17" style:family="paragraph">
      <loext:graphic-properties draw:fill="solid" draw:fill-color="#ff9900"/>
      <style:paragraph-properties fo:text-align="start" style:font-independent-line-spacing="true"/>
      <style:text-properties fo:font-size="18pt"/>
    </style:style>
    <style:style style:name="P18" style:family="paragraph">
      <loext:graphic-properties draw:fill="solid" draw:fill-color="#ff0000"/>
      <style:paragraph-properties fo:text-align="start"/>
      <style:text-properties fo:font-size="18pt"/>
    </style:style>
    <style:style style:name="P19" style:family="paragraph">
      <style:paragraph-properties fo:text-align="center"/>
    </style:style>
    <style:style style:name="P20" style:family="paragraph">
      <style:paragraph-properties fo:margin-top="0cm" fo:margin-bottom="0cm" fo:line-height="100%" fo:text-align="start"/>
      <style:text-properties fo:font-size="18pt"/>
    </style:style>
    <style:style style:name="P21" style:family="paragraph">
      <loext:graphic-properties draw:fill="solid" draw:fill-color="#ccffff"/>
      <style:paragraph-properties fo:margin-top="0cm" fo:margin-bottom="0cm" fo:line-height="100%" fo:text-align="start" style:font-independent-line-spacing="true"/>
      <style:text-properties fo:font-size="18pt"/>
    </style:style>
    <style:style style:name="P22" style:family="paragraph">
      <loext:graphic-properties draw:fill="solid" draw:fill-color="#ccffff"/>
      <style:paragraph-properties fo:margin-top="0cm" fo:margin-bottom="0cm" fo:line-height="100%" fo:text-align="center" style:font-independent-line-spacing="true"/>
      <style:text-properties fo:font-size="18pt"/>
    </style:style>
    <style:style style:name="P23" style:family="paragraph">
      <loext:graphic-properties draw:opacity="100%"/>
      <style:paragraph-properties fo:text-align="center"/>
    </style:style>
    <style:style style:name="T1"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fo:color="#00cc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fo:color="#0000ff"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fo:color="#ff33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fo:color="#00cc33"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12" style:family="text">
      <style:text-properties fo:font-variant="normal" fo:text-transform="none" fo:color="#ff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font-variant="normal" fo:text-transform="none" fo:color="#ff6600" style:text-line-through-style="none" style:text-line-through-type="none" style:text-position="0% 100%" style:font-name="Arial1"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14" style:family="text">
      <style:text-properties fo:font-variant="normal" fo:text-transform="none" fo:color="#0000ff" style:text-line-through-style="none" style:text-line-through-type="none" style:text-position="0% 100%" style:font-name="Arial1"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DejaVu Sans1" style:font-size-asian="14pt" style:font-style-asian="normal" style:font-weight-asian="normal" style:font-name-complex="DejaVu Sans1" style:font-size-complex="14pt" style:font-style-complex="normal" style:font-weight-complex="normal"/>
    </style:style>
    <style:style style:name="T16" style:family="text">
      <style:text-properties fo:font-variant="normal" fo:text-transform="none" fo:color="#0000ff" style:text-line-through-style="none" style:text-line-through-type="none" style:text-position="0% 100%" style:font-name="Calibri1" fo:font-size="16pt" fo:letter-spacing="normal" fo:font-style="normal" style:text-underline-style="solid" style:text-underline-width="auto" style:text-underline-color="#ffffff" fo:font-weight="normal" style:font-size-asian="16pt" style:font-style-asian="normal" style:font-weight-asian="normal" style:font-size-complex="16pt" style:font-style-complex="normal" style:font-weight-complex="normal"/>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33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cc3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2cm" text:min-label-width="0.951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2cm" text:min-label-width="0.951cm"/>
        <style:text-properties fo:font-family="Arial" style:font-family-generic="swiss" fo:color="#000000" fo:font-size="100%"/>
      </text:list-level-style-bullet>
      <text:list-level-style-bullet text:level="2" text:bullet-char="">
        <style:list-level-properties text:space-before="1.501cm" text:min-label-width="0.899cm"/>
        <style:text-properties fo:font-family="Symbol" fo:color="#000000" fo:font-size="7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2cm" text:min-label-width="0.951cm"/>
        <style:text-properties fo:font-family="Arial" style:font-family-generic="swiss" fo:color="#000000" fo:font-size="100%"/>
      </text:list-level-style-bullet>
      <text:list-level-style-bullet text:level="2" text:bullet-char="–">
        <style:list-level-properties text:space-before="1.272cm" text:min-label-width="0.792cm"/>
        <style:text-properties fo:font-family="Arial"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01cm" text:min-label-width="0.8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01cm" text:min-label-width="0.899cm"/>
        <style:text-properties fo:font-family="Wingdings" style:font-charset="x-symbol" fo:color="#000000" fo:font-size="45%"/>
      </text:list-level-style-bullet>
      <text:list-level-style-bullet text:level="2" text:bullet-char="">
        <style:list-level-properties text:space-before="1.501cm" text:min-label-width="0.899cm"/>
        <style:text-properties fo:font-family="Symbol" fo:color="#000000" fo:font-size="7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ff66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TextShape 1" draw:style-name="gr1" draw:text-style-name="P2" draw:layer="layout" svg:width="21.588cm" svg:height="4.081cm" svg:x="1.905cm" svg:y="5.918cm">
          <text:p text:style-name="P1"><text:span text:style-name="T1">Learning neural Question Answering Systems for Low resource Langau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17.778cm" svg:height="4.866cm" svg:x="3.81cm" svg:y="10.795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Blank_20_Slide">
        <draw:custom-shape draw:name="TextShape 1" draw:style-name="gr1" draw:text-style-name="P2" draw:layer="layout" svg:width="22.858cm" svg:height="3.173cm" svg:x="1.27cm" svg:y="0.763cm">
          <text:p text:style-name="P1"><text:span text:style-name="T1">What’s Question Answe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2" draw:layer="layout" svg:width="9.999cm" svg:height="13.599cm" svg:x="1.4cm" svg:y="4.6cm">
          <text:p text:style-name="P4"><text:span text:style-name="T2">( </text:span><text:span text:style-name="T3">@entity3</text:span><text:span text:style-name="T2"> ) the </text:span><text:span text:style-name="T4">@entity2</text:span><text:span text:style-name="T2"> military claims to have shot down a @entity5 drone , state media reported tuesday . " </text:span><text:span text:style-name="T3">@entity2</text:span><text:span text:style-name="T2"> air defense systems shot down a </text:span><text:span text:style-name="T3">@entity5</text:span><text:span text:style-name="T2"> </text:span><text:span text:style-name="T3">@entity9</text:span><text:span text:style-name="T2"> ( unmanned aerial vehicle ) north of </text:span><text:span text:style-name="T3">@entity11</text:span><text:span text:style-name="T2"> , " the state - run </text:span><text:span text:style-name="T3">@entity6</text:span><text:span text:style-name="T2"> said . the </text:span><text:span text:style-name="T3">@entity5</text:span><text:span text:style-name="T2"> military lost contact with a mq - 1 predator drone over </text:span><text:span text:style-name="T3">@entity2</text:span><text:span text:style-name="T2"> , a </text:span><text:span text:style-name="T3">@entity5</text:span><text:span text:style-name="T2"> official said tuesday …</text:span></text:p>
          <text:p text:style-name="P4"><text:span text:style-name="T2"/></text:p>
          <text:p text:style-name="P4"><text:span text:style-name="T5">@placeholder</text:span><text:span text:style-name="T2"> 's military claims it shot down a </text:span><text:span text:style-name="T3">@entity5</text:span><text:span text:style-name="T2"> drone north of </text:span><text:span text:style-name="T3">@entity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4" draw:text-style-name="P2" draw:layer="layout" svg:width="9.999cm" svg:height="13.599cm" svg:x="12.6cm" svg:y="4.6cm">
          <text:p text:style-name="P4"><text:span text:style-name="T2">( </text:span><text:span text:style-name="T6">@entity18</text:span><text:span text:style-name="T2">) – Un hombre fue detenido por su presunta participación en un tiroteo en el que murieron tres personas durante una reunión, en una pequeña ciudad del estado de </text:span><text:span text:style-name="T6">@entity8</text:span><text:span text:style-name="T2">, en la costa oeste de </text:span><text:span text:style-name="T6">@entity5</text:span><text:span text:style-name="T2">, dijeron las autoridades.</text:span></text:p>
          <text:p text:style-name="P4"><text:span text:style-name="T2">En el tiroteo -registrado en </text:span><text:span text:style-name="T4">@entity11</text:span><text:span text:style-name="T2">, a unos 45 kilómetros al norte de </text:span><text:span text:style-name="T6">@entity13</text:span><text:span text:style-name="T2">- también resultó herida una persona.</text:span></text:p>
          <text:p text:style-name="P4"><text:span text:style-name="T6">@entity0</text:span><text:span text:style-name="T2">, …</text:span></text:p>
          <text:p text:style-name="P4"><text:span text:style-name="T2"/></text:p>
          <text:p text:style-name="P4"><text:span text:style-name="T2">El tiroteo se registró en el poblado de </text:span><text:span text:style-name="T5">@placehol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Blank_20_Slide">
        <draw:custom-shape draw:name="TextShape 1" draw:style-name="gr1" draw:text-style-name="P2" draw:layer="layout" svg:width="22.858cm" svg:height="3.173cm" svg:x="1.27cm" svg:y="0.763cm">
          <text:p text:style-name="P1"><text:span text:style-name="T1">The Research Ques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2" draw:layer="layout" svg:width="22.858cm" svg:height="12.57cm" svg:x="1.27cm" svg:y="4.445cm">
          <text:list text:style-name="L4">
            <text:list-item>
              <text:p text:style-name="P5"><text:span text:style-name="T7">Large amount of data is needed to train a neural QA system</text:span></text:p>
            </text:list-item>
          </text:list>
          <text:list text:style-name="L5">
            <text:list-item>
              <text:list>
                <text:list-item>
                  <text:p text:style-name="P5"><text:span text:style-name="T8">380K Q&amp;A pairs in the CNN news dataset (machine-generated)</text:span></text:p>
                </text:list-item>
                <text:list-item>
                  <text:p text:style-name="P5"><text:span text:style-name="T8">120K Q&amp;A pairs in the Maluuba NewsQA dataset (human-annotated)</text:span></text:p>
                </text:list-item>
              </text:list>
            </text:list-item>
          </text:list>
          <text:p text:style-name="P5"><text:span text:style-name="T7"/></text:p>
          <text:list text:continue-numbering="true" text:style-name="L5">
            <text:list-item>
              <text:p text:style-name="P5"><text:span text:style-name="T7">But the data doesn’t exist for many languages</text:span></text:p>
            </text:list-item>
          </text:list>
          <text:p text:style-name="P5"><text:span text:style-name="T7"/></text:p>
          <text:list text:continue-numbering="true" text:style-name="L5">
            <text:list-item>
              <text:p text:style-name="P5"><text:span text:style-name="T7">How to solve this proble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Blank_20_Slide">
        <draw:custom-shape draw:name="TextShape 1" draw:style-name="gr1" draw:text-style-name="P2" draw:layer="layout" svg:width="22.858cm" svg:height="3.173cm" svg:x="1.27cm" svg:y="0.763cm">
          <text:p text:style-name="P1"><text:span text:style-name="T1">The ID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2" draw:layer="layout" svg:width="22.858cm" svg:height="12.57cm" svg:x="1.27cm" svg:y="4.445cm">
          <text:list text:style-name="L4">
            <text:list-item>
              <text:p text:style-name="P5"><text:span text:style-name="T7">Transfer Learning</text:span></text:p>
            </text:list-item>
          </text:list>
          <text:list text:style-name="L6">
            <text:list-item>
              <text:list>
                <text:list-item>
                  <text:p text:style-name="P5"><text:span text:style-name="T9">Transfer the learned knowledge from a resource rich language (like English) to a resource poor language (like Spanish)</text:span></text:p>
                </text:list-item>
              </text:list>
            </text:list-item>
          </text:list>
          <text:p text:style-name="P5"><text:span text:style-name="T7"/></text:p>
          <text:list text:continue-numbering="true" text:style-name="L6">
            <text:list-item>
              <text:p text:style-name="P5"><text:span text:style-name="T7">Jointly learn the QA models for Engilsh &amp; Spanish</text:span></text:p>
              <text:list>
                <text:list-item>
                  <text:p text:style-name="P5"><text:span text:style-name="T9">Learn abstract knowledge which can be transferred across language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Blank_20_Slide">
        <draw:custom-shape draw:name="TextShape 1" draw:style-name="gr1" draw:text-style-name="P2" draw:layer="layout" svg:width="22.858cm" svg:height="3.173cm" svg:x="1.27cm" svg:y="0.763cm">
          <text:p text:style-name="P1"><text:span text:style-name="T1">Our Archite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2" draw:layer="layout" svg:width="22.858cm" svg:height="12.57cm" svg:x="1.27cm" svg:y="4.445cm">
          <text:list text:style-name="L4">
            <text:list-item>
              <text:p text:style-name="P5"><text:span text:style-name="T7">Approach 1 – Direct Transfer</text:span></text:p>
            </text:list-item>
          </text:list>
          <text:list text:style-name="L5">
            <text:list-item>
              <text:list>
                <text:list-item>
                  <text:p text:style-name="P5"><text:span text:style-name="T10">Train a model in Language 1, then fine-tune the model on a smaller dataset of Language 2</text:span></text:p>
                </text:list-item>
                <text:list-item>
                  <text:p text:style-name="P5"><text:span text:style-name="T10">Assuming that some aspect of the model can be shared</text:span></text:p>
                </text:list-item>
                <text:list-item>
                  <text:p text:style-name="P5"><text:span text:style-name="T10">To boost performance, we use aligned word embedding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6" draw:layer="layout" svg:width="2.599cm" svg:height="1.399cm" svg:x="12.8cm" svg:y="13.8cm">
          <text:p text:style-name="P1"><text:span text:style-name="T11">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6" draw:text-style-name="P7" draw:layer="layout" svg:width="2.199cm" svg:height="1.399cm" svg:x="4.2cm" svg:y="12.8cm">
          <text:p text:style-name="P1"><text:span text:style-name="T11">Lang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6" draw:text-style-name="P7" draw:layer="layout" svg:width="2.199cm" svg:height="1.399cm" svg:x="4.2cm" svg:y="15cm">
          <text:p text:style-name="P1"><text:span text:style-name="T11">Lang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7" draw:text-style-name="P8" draw:layer="layout" svg:width="3.799cm" svg:height="1.399cm" svg:x="7.6cm" svg:y="12.8cm">
          <text:p text:style-name="P1"><text:span text:style-name="T11">Embedding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7" draw:text-style-name="P8" draw:layer="layout" svg:width="3.799cm" svg:height="1.399cm" svg:x="7.6cm" svg:y="15cm">
          <text:p text:style-name="P1"><text:span text:style-name="T11">Embedding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8" draw:text-style-name="P9" draw:layer="layout" svg:x1="6.4cm" svg:y1="13.5cm" svg:x2="7.6cm" svg:y2="13.501cm">
          <text:p/>
        </draw:line>
        <draw:line draw:name="Line 9" draw:style-name="gr8" draw:text-style-name="P9" draw:layer="layout" svg:x1="6.4cm" svg:y1="15.6cm" svg:x2="7.6cm" svg:y2="15.601cm">
          <text:p/>
        </draw:line>
        <draw:line draw:name="Line 10" draw:style-name="gr8" draw:text-style-name="P9" draw:layer="layout" svg:x1="11.4cm" svg:y1="13.4cm" svg:x2="12.8cm" svg:y2="14.4cm">
          <text:p/>
        </draw:line>
        <draw:line draw:name="Line 11" draw:style-name="gr8" draw:text-style-name="P9" draw:layer="layout" svg:x1="11.4cm" svg:y1="15.8cm" svg:x2="12.8cm" svg:y2="14.8cm">
          <text:p/>
        </draw:line>
        <draw:custom-shape draw:name="CustomShape 12" draw:style-name="gr9" draw:text-style-name="P10" draw:layer="layout" svg:width="0.799cm" svg:height="0.399cm" draw:transform="rotate (1.5707963267949) translate (9.3cm 15cm)">
          <text:p/>
          <draw:enhanced-geometry draw:mirror-horizontal="false" draw:mirror-vertical="false" drawooo:sub-view-size="802 402" draw:text-areas="0 0 ?f0 ?f1" svg:viewBox="0 0 0 0" draw:type="ooxml-non-primitive" draw:enhanced-path="M 0 200 L 159 0 159 100 641 100 641 0 801 200 641 401 641 300 159 300 159 401 0 200 N">
            <draw:equation draw:name="f0" draw:formula="logwidth"/>
            <draw:equation draw:name="f1" draw:formula="logheight"/>
          </draw:enhanced-geometry>
        </draw:custom-shape>
        <draw:custom-shape draw:name="CustomShape 13" draw:style-name="gr10" draw:text-style-name="P11" draw:layer="layout" svg:width="2.599cm" svg:height="1.399cm" svg:x="18.4cm" svg:y="13.8cm">
          <text:p text:style-name="P1"><text:span text:style-name="T11">Answ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8" draw:text-style-name="P9" draw:layer="layout" svg:x1="15.4cm" svg:y1="14.5cm" svg:x2="18.4cm" svg:y2="14.501cm">
          <text:p/>
        </draw:line>
        <presentation:notes draw:style-name="dp2">
          <draw:page-thumbnail draw:style-name="gr3" draw:layer="layout" svg:width="14.848cm" svg:height="11.136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Blank_20_Slide">
        <draw:custom-shape draw:name="TextShape 1" draw:style-name="gr1" draw:text-style-name="P2" draw:layer="layout" svg:width="22.858cm" svg:height="3.173cm" svg:x="1.271cm" svg:y="0.764cm">
          <text:p text:style-name="P1"><text:span text:style-name="T1">Our Archite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2" draw:layer="layout" svg:width="22.858cm" svg:height="12.57cm" svg:x="1.271cm" svg:y="4.446cm">
          <text:list text:style-name="L4">
            <text:list-item>
              <text:p text:style-name="P5"><text:span text:style-name="T7">Embedding Alignmen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 draw:style-name="gr8" draw:text-style-name="P9" draw:layer="layout" svg:x1="5.2cm" svg:y1="12.8cm" svg:x2="2.8cm" svg:y2="9cm">
          <text:p/>
        </draw:line>
        <draw:line draw:name="Line 4" draw:style-name="gr8" draw:text-style-name="P9" draw:layer="layout" svg:x1="5.2cm" svg:y1="12.8cm" svg:x2="6.4cm" svg:y2="9.8cm">
          <text:p/>
        </draw:line>
        <draw:line draw:name="Line 5" draw:style-name="gr8" draw:text-style-name="P9" draw:layer="layout" svg:x1="5.2cm" svg:y1="12.8cm" svg:x2="1cm" svg:y2="13.8cm">
          <text:p/>
        </draw:line>
        <draw:line draw:name="Line 6" draw:style-name="gr8" draw:text-style-name="P9" draw:layer="layout" svg:x1="5.2cm" svg:y1="12.8cm" svg:x2="8.6cm" svg:y2="14.4cm">
          <text:p/>
        </draw:line>
        <draw:custom-shape draw:name="TextShape 7" draw:style-name="gr4" draw:text-style-name="P2" draw:layer="layout" svg:width="2.089cm" svg:height="0.961cm" svg:x="8.538cm" svg:y="14.6cm">
          <text:p text:style-name="P4"><text:span text:style-name="T12">sto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4" draw:text-style-name="P2" draw:layer="layout" svg:width="1.877cm" svg:height="0.961cm" svg:x="5.938cm" svg:y="8.638cm">
          <text:p text:style-name="P4"><text:span text:style-name="T12">st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 draw:style-name="gr4" draw:text-style-name="P2" draw:layer="layout" svg:width="1.661cm" svg:height="0.961cm" svg:x="1.6cm" svg:y="7.8cm">
          <text:p text:style-name="P4"><text:span text:style-name="T12">k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4" draw:text-style-name="P2" draw:layer="layout" svg:width="1.348cm" svg:height="0.961cm" svg:x="0.538cm" svg:y="14.038cm">
          <text:p text:style-name="P4"><text:span text:style-name="T12">c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8" draw:text-style-name="P9" draw:layer="layout" svg:x1="5.2cm" svg:y1="12.8cm" svg:x2="2.8cm" svg:y2="9cm">
          <text:p/>
        </draw:line>
        <draw:line draw:name="Line 12" draw:style-name="gr8" draw:text-style-name="P9" draw:layer="layout" svg:x1="5.2cm" svg:y1="12.8cm" svg:x2="6.4cm" svg:y2="9.8cm">
          <text:p/>
        </draw:line>
        <draw:line draw:name="Line 13" draw:style-name="gr8" draw:text-style-name="P9" draw:layer="layout" svg:x1="5.2cm" svg:y1="12.8cm" svg:x2="1cm" svg:y2="13.8cm">
          <text:p/>
        </draw:line>
        <draw:line draw:name="Line 14" draw:style-name="gr8" draw:text-style-name="P9" draw:layer="layout" svg:x1="5.2cm" svg:y1="12.8cm" svg:x2="8.6cm" svg:y2="14.4cm">
          <text:p/>
        </draw:line>
        <draw:custom-shape draw:name="TextShape 15" draw:style-name="gr4" draw:text-style-name="P2" draw:layer="layout" svg:width="2.089cm" svg:height="0.961cm" svg:x="8.538cm" svg:y="14.6cm">
          <text:p text:style-name="P4"><text:span text:style-name="T12">sto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6" draw:style-name="gr4" draw:text-style-name="P2" draw:layer="layout" svg:width="1.877cm" svg:height="0.961cm" svg:x="5.938cm" svg:y="8.638cm">
          <text:p text:style-name="P4"><text:span text:style-name="T12">st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7" draw:style-name="gr4" draw:text-style-name="P2" draw:layer="layout" svg:width="1.348cm" svg:height="0.961cm" svg:x="0.538cm" svg:y="14.038cm">
          <text:p text:style-name="P4"><text:span text:style-name="T12">c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8" draw:text-style-name="P9" draw:layer="layout" svg:x1="20.231cm" svg:y1="11.585cm" svg:x2="17.718cm" svg:y2="15.311cm">
          <text:p/>
        </draw:line>
        <draw:line draw:name="Line 19" draw:style-name="gr8" draw:text-style-name="P9" draw:layer="layout" svg:x1="20.231cm" svg:y1="11.585cm" svg:x2="17.002cm" svg:y2="11.693cm">
          <text:p/>
        </draw:line>
        <draw:line draw:name="Line 20" draw:style-name="gr8" draw:text-style-name="P9" draw:layer="layout" svg:x1="20.231cm" svg:y1="11.585cm" svg:x2="22.837cm" svg:y2="15.028cm">
          <text:p/>
        </draw:line>
        <draw:line draw:name="Line 21" draw:style-name="gr8" draw:text-style-name="P9" draw:layer="layout" svg:x1="20.231cm" svg:y1="11.585cm" svg:x2="20.329cm" svg:y2="7.828cm">
          <text:p/>
        </draw:line>
        <draw:custom-shape draw:name="TextShape 22" draw:style-name="gr4" draw:text-style-name="P2" draw:layer="layout" svg:width="3.003cm" svg:height="0.961cm" draw:transform="rotate (1.98478842536795) translate (20.537cm 7.805cm)">
          <text:p text:style-name="P4"><text:span text:style-name="T12">tormen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3" draw:style-name="gr4" draw:text-style-name="P2" draw:layer="layout" svg:width="2.228cm" svg:height="0.961cm" draw:transform="rotate (1.98478842536795) translate (16.123cm 12.583cm)">
          <text:p text:style-name="P4"><text:span text:style-name="T12">esta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4" draw:style-name="gr4" draw:text-style-name="P2" draw:layer="layout" svg:width="1.627cm" svg:height="0.961cm" draw:transform="rotate (1.98478842536795) translate (17.101cm 16.892cm)">
          <text:p text:style-name="P4"><text:span text:style-name="T12">Re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5" draw:style-name="gr4" draw:text-style-name="P2" draw:layer="layout" svg:width="1.733cm" svg:height="0.961cm" draw:transform="rotate (1.98478842536795) translate (23.239cm 15.354cm)">
          <text:p text:style-name="P4"><text:span text:style-name="T12">ga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8" draw:text-style-name="P9" draw:layer="layout" svg:x1="5.2cm" svg:y1="12.8cm" svg:x2="2.8cm" svg:y2="9cm">
          <text:p/>
        </draw:line>
        <draw:line draw:name="Line 27" draw:style-name="gr8" draw:text-style-name="P9" draw:layer="layout" svg:x1="5.2cm" svg:y1="12.8cm" svg:x2="6.4cm" svg:y2="9.8cm">
          <text:p/>
        </draw:line>
        <draw:line draw:name="Line 28" draw:style-name="gr8" draw:text-style-name="P9" draw:layer="layout" svg:x1="5.2cm" svg:y1="12.8cm" svg:x2="1cm" svg:y2="13.8cm">
          <text:p/>
        </draw:line>
        <draw:line draw:name="Line 29" draw:style-name="gr8" draw:text-style-name="P9" draw:layer="layout" svg:x1="5.2cm" svg:y1="12.8cm" svg:x2="8.6cm" svg:y2="14.4cm">
          <text:p/>
        </draw:line>
        <draw:custom-shape draw:name="TextShape 30" draw:style-name="gr4" draw:text-style-name="P2" draw:layer="layout" svg:width="2.089cm" svg:height="0.961cm" svg:x="8.538cm" svg:y="14.6cm">
          <text:p text:style-name="P4"><text:span text:style-name="T12">sto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1" draw:style-name="gr4" draw:text-style-name="P2" draw:layer="layout" svg:width="1.877cm" svg:height="0.961cm" svg:x="5.938cm" svg:y="8.638cm">
          <text:p text:style-name="P4"><text:span text:style-name="T12">st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2" draw:style-name="gr4" draw:text-style-name="P2" draw:layer="layout" svg:width="1.348cm" svg:height="0.961cm" svg:x="0.538cm" svg:y="14.038cm">
          <text:p text:style-name="P4"><text:span text:style-name="T12">c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gr9" draw:text-style-name="P10" draw:layer="layout" svg:width="4.599cm" svg:height="0.399cm" svg:x="9.8cm" svg:y="11.6cm">
          <text:p/>
          <draw:enhanced-geometry draw:mirror-horizontal="false" draw:mirror-vertical="false" drawooo:sub-view-size="4602 402" draw:text-areas="0 0 ?f0 ?f1" svg:viewBox="0 0 0 0" draw:type="ooxml-non-primitive" draw:enhanced-path="M 0 100 L 3450 100 3450 0 4601 200 3450 401 3450 300 0 300 0 100 N">
            <draw:equation draw:name="f0" draw:formula="logwidth"/>
            <draw:equation draw:name="f1" draw:formula="logheight"/>
          </draw:enhanced-geometry>
        </draw:custom-shape>
        <draw:custom-shape draw:name="CustomShape 34" draw:style-name="gr11" draw:text-style-name="P12" draw:layer="layout" svg:width="0.799cm" svg:height="0.799cm" draw:transform="rotate (1.5707963267949) translate (11.6cm 12.2cm)">
          <text:p/>
          <draw:enhanced-geometry draw:mirror-horizontal="false" draw:mirror-vertical="false" drawooo:sub-view-size="902 599" draw:text-areas="0 0 ?f0 ?f1" svg:viewBox="0 0 0 0" draw:type="ooxml-non-primitive" draw:enhanced-path="M 297 198 L 297 208 298 219 299 229 301 239 304 249 306 259 310 269 314 278 318 288 323 297 328 306 334 315 340 323 346 331 353 339 360 346 368 353 376 359 384 365 393 371 402 376 411 381 421 385 430 389 440 393 450 395 460 398 470 400 480 401 491 402 501 402 511 402 522 401 532 400 542 398 552 395 562 393 572 389 581 385 591 381 600 376 609 371 618 365 626 359 634 353 642 346 649 339 656 331 662 323 668 315 674 306 679 297 684 288 688 278 692 269 696 259 698 249 701 239 703 229 704 219 705 208 705 198 901 198 900 218 899 238 896 259 893 279 888 298 883 318 876 337 869 356 860 374 851 392 840 410 829 427 817 443 805 459 791 474 777 488 762 502 746 514 730 526 713 537 695 548 677 557 659 566 640 573 621 580 601 585 582 590 562 593 541 596 521 597 501 598 481 597 461 596 440 593 420 590 401 585 381 580 362 573 343 566 325 557 307 548 289 537 272 526 256 514 240 502 225 488 211 474 197 459 185 443 173 427 162 410 151 392 142 374 133 356 126 337 119 318 114 298 109 279 106 259 103 238 102 218 101 198 0 198 199 0 397 198 297 198 N">
            <draw:equation draw:name="f0" draw:formula="logwidth"/>
            <draw:equation draw:name="f1" draw:formula="logheight"/>
          </draw:enhanced-geometry>
        </draw:custom-shape>
        <draw:custom-shape draw:name="TextShape 35" draw:style-name="gr4" draw:text-style-name="P2" draw:layer="layout" svg:width="5.082cm" svg:height="1.672cm" svg:x="9.6cm" svg:y="9.4cm">
          <text:p text:style-name="P4"><text:span text:style-name="T2">Orthogonal</text:span></text:p>
          <text:p text:style-name="P4"><text:span text:style-name="T2"><text:s/></text:span><text:span text:style-name="T2">transforman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Blank_20_Slide">
        <draw:custom-shape draw:name="TextShape 1" draw:style-name="gr1" draw:text-style-name="P2" draw:layer="layout" svg:width="22.858cm" svg:height="3.173cm" svg:x="1.27cm" svg:y="0.763cm">
          <text:p text:style-name="P1"><text:span text:style-name="T1">Our Archite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2" draw:layer="layout" svg:width="22.858cm" svg:height="12.57cm" svg:x="1.27cm" svg:y="4.445cm">
          <text:list text:style-name="L8">
            <text:list-item>
              <text:p text:style-name="P5"><text:span text:style-name="T7">Approach 2 – Joint Training</text:span></text:p>
            </text:list-item>
          </text:list>
          <text:list text:style-name="L9">
            <text:list-item>
              <text:list>
                <text:list-item>
                  <text:p text:style-name="P5"><text:span text:style-name="T10">Simultaneously train the model on both languages</text:span></text:p>
                </text:list-item>
                <text:list-item>
                  <text:p text:style-name="P5"><text:span text:style-name="T10">Challenge: different optimal weights for each language. Model might learn a bad “average” model</text:span></text:p>
                </text:list-item>
                <text:list-item>
                  <text:p text:style-name="P5"><text:span text:style-name="T10">Proposed solution: use adversarial training to force the model to learn language-independent feature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Blank_20_Slide">
        <draw:custom-shape draw:name="CustomShape 1" draw:style-name="gr12" draw:text-style-name="P13" draw:layer="layout" svg:width="17.599cm" svg:height="5.599cm" svg:x="6.8cm" svg:y="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6" draw:layer="layout" svg:width="3.529cm" svg:height="6.399cm" svg:x="1.27cm" svg:y="8.6cm">
          <text:p text:style-name="P1"><text:span text:style-name="T11">Training</text:span></text:p>
          <text:p text:style-name="P1"><text:span text:style-name="T11">Ex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8" xml:id="id4" draw:id="id4" draw:layer="layout" svg:width="3.199cm" svg:height="0.999cm" svg:x="1.4cm" svg:y="8.8cm">
          <text:p text:style-name="P1"><text:span text:style-name="T11">Langu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7" draw:text-style-name="P8" draw:layer="layout" svg:width="3.199cm" svg:height="0.999cm" svg:x="1.4cm" svg:y="10cm">
          <text:p text:style-name="P1"><text:span text:style-name="T11">S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7" draw:text-style-name="P8" draw:layer="layout" svg:width="3.199cm" svg:height="0.999cm" svg:x="1.4cm" svg:y="11.2cm">
          <text:p text:style-name="P1"><text:span text:style-name="T11">Ques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7" draw:text-style-name="P8" xml:id="id1" draw:id="id1" draw:layer="layout" svg:width="3.199cm" svg:height="0.999cm" svg:x="1.4cm" svg:y="12.4cm">
          <text:p text:style-name="P1"><text:span text:style-name="T11">Answ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4" draw:text-style-name="P14" xml:id="id12" draw:id="id12" draw:layer="layout" svg:width="3.599cm" svg:height="1.399cm" svg:x="5.8cm" svg:y="10.4cm">
          <text:p text:style-name="P1"><text:span text:style-name="T11">RN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8" draw:text-style-name="P9" draw:layer="layout" svg:x1="4.6cm" svg:y1="10.4cm" svg:x2="5.8cm" svg:y2="11cm">
          <text:p/>
        </draw:line>
        <draw:line draw:name="Line 9" draw:style-name="gr8" draw:text-style-name="P9" draw:layer="layout" svg:x1="4.6cm" svg:y1="11.8cm" svg:x2="5.8cm" svg:y2="11.2cm">
          <text:p/>
        </draw:line>
        <draw:custom-shape draw:name="CustomShape 10" draw:style-name="gr7" draw:text-style-name="P8" xml:id="id9" draw:id="id9" draw:layer="layout" svg:width="7.399cm" svg:height="0.999cm" svg:x="10.4cm" svg:y="8.2cm">
          <text:p text:style-name="P1"><text:span text:style-name="T11">Story Vecto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7" draw:text-style-name="P8" xml:id="id8" draw:id="id8" draw:layer="layout" svg:width="5.099cm" svg:height="0.899cm" draw:transform="rotate (1.5707963267949) translate (10.4cm 16.4cm)">
          <text:p text:style-name="P1"><text:span text:style-name="T11">Question Vec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9" draw:text-style-name="P10" draw:layer="layout" svg:width="0.599cm" svg:height="0.599cm" svg:x="10.5cm" svg:y="10cm">
          <text:p/>
          <draw:enhanced-geometry draw:mirror-horizontal="false" draw:mirror-vertical="false" draw:text-areas="?f5 ?f8 ?f6 ?f9" svg:viewBox="0 0 0 0" draw:type="ooxml-flowChartSummingJunction" draw:enhanced-path="M 0 ?f7 Z S N M ?f0 ?f2 L ?f14 ?f15 M ?f0 ?f2 L ?f16 ?f17 F N M ?f0 ?f2 Z F N" drawooo:enhanced-path="M 0 ?f7 G ?f0 ?f2 ?f12 ?f13 ?f0 ?f2 ?f14 ?f15 ?f0 ?f2 ?f16 ?f17 ?f0 ?f2 ?f18 ?f19 Z S N M ?f5 ?f8 L ?f6 ?f9 M ?f6 ?f8 L ?f5 ?f9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draw:line draw:name="Line 13" draw:style-name="gr8" draw:text-style-name="P9" draw:layer="layout" svg:x1="10.8cm" svg:y1="11.3cm" svg:x2="10.801cm" svg:y2="10.6cm">
          <text:p/>
        </draw:line>
        <draw:line draw:name="Line 14" draw:style-name="gr8" draw:text-style-name="P9" draw:layer="layout" svg:x1="10.8cm" svg:y1="9.2cm" svg:x2="10.801cm" svg:y2="10cm">
          <text:p/>
        </draw:line>
        <draw:line draw:name="Line 15" draw:style-name="gr15" draw:text-style-name="P9" draw:layer="layout" svg:x1="0cm" svg:y1="0cm" svg:x2="0.001cm" svg:y2="0.001cm">
          <text:p/>
        </draw:line>
        <draw:line draw:name="Line 16" draw:style-name="gr15" draw:text-style-name="P9" draw:layer="layout" svg:x1="0cm" svg:y1="0cm" svg:x2="0.001cm" svg:y2="0.001cm">
          <text:p/>
        </draw:line>
        <draw:custom-shape draw:name="CustomShape 17" draw:style-name="gr16" draw:text-style-name="P15" xml:id="id11" draw:id="id11" draw:layer="layout" svg:width="5.799cm" svg:height="0.799cm" svg:x="12cm" svg:y="9.9cm">
          <text:p text:style-name="P1"><text:span text:style-name="T11">Attention Weigh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8" draw:text-style-name="P9" draw:layer="layout" svg:x1="11.1cm" svg:y1="10.3cm" svg:x2="12cm" svg:y2="10.301cm">
          <text:p/>
        </draw:line>
        <draw:custom-shape draw:name="CustomShape 19" draw:style-name="gr9" draw:text-style-name="P10" xml:id="id10" draw:id="id10" draw:layer="layout" svg:width="0.399cm" svg:height="0.399cm" svg:x="13.9cm" svg:y="11.6cm">
          <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0" draw:style-name="gr15" draw:text-style-name="P9" draw:layer="layout" svg:x1="0cm" svg:y1="0cm" svg:x2="0.001cm" svg:y2="0.001cm">
          <text:p/>
        </draw:line>
        <draw:line draw:name="Line 21" draw:style-name="gr15" draw:text-style-name="P9" draw:layer="layout" svg:x1="0cm" svg:y1="0cm" svg:x2="0.001cm" svg:y2="0.001cm">
          <text:p/>
        </draw:line>
        <draw:custom-shape draw:name="CustomShape 22" draw:style-name="gr7" draw:text-style-name="P8" draw:layer="layout" svg:width="4.399cm" svg:height="0.999cm" svg:x="12.4cm" svg:y="13.2cm">
          <text:p text:style-name="P1"><text:span text:style-name="T11">Attended Wo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3" draw:style-name="gr8" draw:text-style-name="P9" draw:layer="layout" svg:x1="14.1cm" svg:y1="12cm" svg:x2="14.101cm" svg:y2="13.2cm">
          <text:p/>
        </draw:line>
        <draw:custom-shape draw:name="CustomShape 24" draw:style-name="gr14" draw:text-style-name="P14" draw:layer="layout" svg:width="5.599cm" svg:height="1.399cm" svg:x="18cm" svg:y="13cm">
          <text:p text:style-name="P1"><text:span text:style-name="T11">Answerer 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5" draw:style-name="gr8" draw:text-style-name="P9" draw:layer="layout" svg:x1="16.8cm" svg:y1="13.7cm" svg:x2="18cm" svg:y2="13.701cm">
          <text:p/>
        </draw:line>
        <draw:custom-shape draw:name="CustomShape 26" draw:style-name="gr16" draw:text-style-name="P15" xml:id="id3" draw:id="id3" draw:layer="layout" svg:width="3.199cm" svg:height="0.999cm" svg:x="19.2cm" svg:y="15.2cm">
          <text:p text:style-name="P1"><text:span text:style-name="T11">Predi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8" draw:text-style-name="P9" draw:layer="layout" svg:x1="20.8cm" svg:y1="14.4cm" svg:x2="20.801cm" svg:y2="15.2cm">
          <text:p/>
        </draw:line>
        <draw:custom-shape draw:name="CustomShape 28" draw:style-name="gr17" draw:text-style-name="P16" xml:id="id2" draw:id="id2" draw:layer="layout" svg:width="3.199cm" svg:height="0.999cm" svg:x="12.2cm" svg:y="17.2cm">
          <text:p text:style-name="P1"><text:span text:style-name="T11">Ans L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9" draw:style-name="gr15" draw:text-style-name="P9" draw:layer="layout" svg:x1="0cm" svg:y1="0cm" svg:x2="0.001cm" svg:y2="0.001cm">
          <text:p/>
        </draw:line>
        <draw:line draw:name="Line 30" draw:style-name="gr15" draw:text-style-name="P9" draw:layer="layout" svg:x1="0cm" svg:y1="0cm" svg:x2="0.001cm" svg:y2="0.001cm">
          <text:p/>
        </draw:line>
        <draw:custom-shape draw:name="CustomShape 31" draw:style-name="gr14" draw:text-style-name="P14" xml:id="id7" draw:id="id7" draw:layer="layout" svg:width="5.599cm" svg:height="1.399cm" svg:x="18.2cm" svg:y="5.2cm">
          <text:p text:style-name="P1"><text:span text:style-name="T11">Discriminator</text:span></text:p>
          <text:p text:style-name="P1"><text:span text:style-name="T11"><text:s/></text:span><text:span text:style-name="T11">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2" draw:style-name="gr18" draw:text-style-name="P9" draw:layer="layout" svg:x1="0cm" svg:y1="0cm" svg:x2="0.001cm" svg:y2="0.001cm">
          <text:p/>
        </draw:line>
        <draw:line draw:name="Line 33" draw:style-name="gr18" draw:text-style-name="P9" draw:layer="layout" svg:x1="0cm" svg:y1="0cm" svg:x2="0.001cm" svg:y2="0.001cm">
          <text:p/>
        </draw:line>
        <draw:custom-shape draw:name="CustomShape 34" draw:style-name="gr16" draw:text-style-name="P15" xml:id="id6" draw:id="id6" draw:layer="layout" svg:width="3.199cm" svg:height="1.999cm" svg:x="19.4cm" svg:y="2cm">
          <text:p text:style-name="P1"><text:span text:style-name="T11">Language </text:span></text:p>
          <text:p text:style-name="P1"><text:span text:style-name="T11">Predi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5" draw:style-name="gr8" draw:text-style-name="P9" draw:layer="layout" svg:x1="21cm" svg:y1="5.2cm" svg:x2="21.001cm" svg:y2="4cm">
          <text:p/>
        </draw:line>
        <draw:custom-shape draw:name="CustomShape 36" draw:style-name="gr19" draw:text-style-name="P17" xml:id="id5" draw:id="id5" draw:layer="layout" svg:width="3.199cm" svg:height="0.999cm" svg:x="11.4cm" svg:y="2.5cm">
          <text:p text:style-name="P1"><text:span text:style-name="T11">Dis L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7" draw:style-name="gr15" draw:text-style-name="P9" draw:layer="layout" svg:x1="0cm" svg:y1="0cm" svg:x2="0.001cm" svg:y2="0.001cm">
          <text:p/>
        </draw:line>
        <draw:line draw:name="Line 38" draw:style-name="gr15" draw:text-style-name="P9" draw:layer="layout" svg:x1="0cm" svg:y1="0cm" svg:x2="0.001cm" svg:y2="0.001cm">
          <text:p/>
        </draw:line>
        <draw:custom-shape draw:name="CustomShape 39" draw:style-name="gr20" draw:text-style-name="P18" draw:layer="layout" svg:width="0.799cm" svg:height="4.799cm" svg:x="22cm" svg:y="7.4cm">
          <text:p/>
          <draw:enhanced-geometry draw:mirror-horizontal="false" draw:mirror-vertical="false" drawooo:sub-view-size="802 4802" draw:text-areas="0 0 ?f0 ?f1" svg:viewBox="0 0 0 0" draw:type="ooxml-non-primitive" draw:enhanced-path="M 0 955 L 400 0 801 955 600 955 600 3845 801 3845 400 4801 0 3845 200 3845 200 955 0 955 N">
            <draw:equation draw:name="f0" draw:formula="logwidth"/>
            <draw:equation draw:name="f1" draw:formula="logheight"/>
          </draw:enhanced-geometry>
        </draw:custom-shape>
        <draw:connector draw:style-name="gr21" draw:text-style-name="P19" draw:layer="layout" svg:x1="4.599cm" svg:y1="12.899cm" svg:x2="12.2cm" svg:y2="17.699cm" draw:start-shape="id1" draw:start-glue-point="1" draw:end-shape="id2" svg:d="M4599 12899h3800v4800h3801" svg:viewBox="0 0 7602 4801">
          <text:p/>
        </draw:connector>
        <draw:connector draw:style-name="gr21" draw:text-style-name="P19" draw:layer="layout" svg:x1="20.799cm" svg:y1="16.199cm" svg:x2="15.399cm" svg:y2="17.699cm" draw:start-shape="id3" draw:start-glue-point="2" draw:end-shape="id2" draw:end-glue-point="1" svg:d="M20799 16199v1500h-5400" svg:viewBox="0 0 5401 1501">
          <text:p/>
        </draw:connector>
        <draw:connector draw:style-name="gr21" draw:text-style-name="P19" draw:layer="layout" svg:x1="4.599cm" svg:y1="9.299cm" svg:x2="11.4cm" svg:y2="2.999cm" draw:start-shape="id4" draw:start-glue-point="1" draw:end-shape="id5" draw:end-glue-point="3" svg:d="M4599 9299h3400v-6300h3401" svg:viewBox="0 0 6802 6301">
          <text:p/>
        </draw:connector>
        <draw:connector draw:style-name="gr21" draw:text-style-name="P19" draw:layer="layout" svg:x1="14.599cm" svg:y1="2.999cm" svg:x2="19.4cm" svg:y2="2.999cm" draw:start-shape="id5" draw:start-glue-point="1" draw:end-shape="id6" draw:end-glue-point="3" svg:d="M14599 2999h4801" svg:viewBox="0 0 4802 1">
          <text:p/>
        </draw:connector>
        <draw:connector draw:style-name="gr22" draw:text-style-name="P19" draw:layer="layout" draw:line-skew="-3.149cm" svg:x1="18.2cm" svg:y1="5.899cm" svg:x2="11.299cm" svg:y2="13.851cm" draw:start-shape="id7" draw:start-glue-point="3" draw:end-shape="id8" draw:end-glue-point="2" svg:d="M18200 5899h-6600v7952h-301" svg:viewBox="0 0 6902 7953">
          <text:p/>
        </draw:connector>
        <draw:connector draw:style-name="gr23" draw:text-style-name="P19" draw:layer="layout" svg:x1="17.799cm" svg:y1="8.699cm" svg:x2="20.999cm" svg:y2="6.599cm" draw:start-shape="id9" draw:start-glue-point="1" draw:end-shape="id7" svg:d="M17799 8699h3200v-2100" svg:viewBox="0 0 3201 2101">
          <text:p/>
        </draw:connector>
        <draw:connector draw:style-name="gr23" draw:text-style-name="P19" draw:layer="layout" svg:x1="14.099cm" svg:y1="9.199cm" svg:x2="14.099cm" svg:y2="11.6cm" draw:start-shape="id9" draw:start-glue-point="2" draw:end-shape="id10" draw:end-glue-point="0" svg:d="M14099 9199v2401" svg:viewBox="0 0 1 2402">
          <text:p/>
        </draw:connector>
        <draw:connector draw:style-name="gr23" draw:text-style-name="P19" draw:layer="layout" svg:x1="14.899cm" svg:y1="10.699cm" svg:x2="14.299cm" svg:y2="11.799cm" draw:start-shape="id11" draw:start-glue-point="2" draw:end-shape="id10" draw:end-glue-point="1" svg:d="M14899 10699v1100h-600" svg:viewBox="0 0 601 1101">
          <text:p/>
        </draw:connector>
        <draw:connector draw:style-name="gr23" draw:text-style-name="P19" draw:layer="layout" svg:x1="9.399cm" svg:y1="11.099cm" svg:x2="10.4cm" svg:y2="8.699cm" draw:start-shape="id12" draw:start-glue-point="1" draw:end-shape="id9" draw:end-glue-point="3" svg:d="M9399 11099h500v-1300h-1v-1100h502" svg:viewBox="0 0 1002 2401">
          <text:p/>
        </draw:connector>
        <draw:connector draw:style-name="gr23" draw:text-style-name="P19" draw:layer="layout" svg:x1="9.399cm" svg:y1="11.099cm" svg:x2="10.4cm" svg:y2="13.851cm" draw:start-shape="id12" draw:start-glue-point="1" draw:end-shape="id8" draw:end-glue-point="0" svg:d="M9399 11099h500v2752h501" svg:viewBox="0 0 1002 2753">
          <text:p/>
        </draw:connector>
        <presentation:notes draw:style-name="dp2">
          <draw:page-thumbnail draw:style-name="gr3" draw:layer="layout" svg:width="14.848cm" svg:height="11.136cm" svg:x="3.075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Blank_20_Slide">
        <draw:custom-shape draw:name="TextShape 1" draw:style-name="gr1" draw:text-style-name="P2" draw:layer="layout" svg:width="22.858cm" svg:height="3.173cm" svg:x="1.27cm" svg:y="0.763cm">
          <text:p text:style-name="P1"><text:span text:style-name="T1">Training the Archite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2" draw:layer="layout" svg:width="22.858cm" svg:height="12.57cm" svg:x="1.27cm" svg:y="4.445cm">
          <text:list text:style-name="L4">
            <text:list-item>
              <text:p text:style-name="P5"><text:span text:style-name="T7">Embedding Alignment Objective:</text:span></text:p>
              <text:p text:style-name="P5"><text:span text:style-name="T7"><text:s/></text:span></text:p>
              <text:p text:style-name="P5"><text:span text:style-name="T7"><text:s/></text:span></text:p>
            </text:list-item>
            <text:list-item>
              <text:p text:style-name="P5"><text:span text:style-name="T7">Adversarial Training Objectiv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ula 3" draw:style-name="gr2" draw:text-style-name="P2" draw:layer="layout" svg:width="5.499cm" svg:height="1.209cm" svg:x="6.1cm" svg:y="6.99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4" draw:text-style-name="P21" draw:layer="layout" svg:width="5.8cm" svg:height="2.999cm" svg:x="9.8cm" svg:y="13.001cm">
          <text:p text:style-name="P20"><text:span text:style-name="T13">Mimi</text:span><text:span text:style-name="T13">mise</text:span><text:span text:style-name="T11"> </text:span><text:span text:style-name="T11">ans</text:span><text:span text:style-name="T11">wer</text:span><text:span text:style-name="T11">er</text:span></text:p>
          <text:p text:style-name="P20"><text:span text:style-name="T11"><text:s/></text:span><text:span text:style-name="T11">netw</text:span><text:span text:style-name="T11">ork </text:span><text:span text:style-name="T11">loss</text:span></text:p>
          <draw:enhanced-geometry draw:mirror-horizontal="true" draw:mirror-vertical="false" draw:text-areas="0 0 ?f6 ?f9" svg:viewBox="0 0 0 0" draw:type="ooxml-borderCallout2" draw:modifiers="-2147483647 -2147483647 -2147483647 -2147483647 -2147483647 -2147483647" draw:enhanced-path="M 0 0 L ?f6 0 ?f6 ?f9 0 ?f9 Z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handle draw:handle-position="?f5 ?f4" draw:handle-range-x-maximum="2147483647" draw:handle-range-x-minimum="-2147483647" draw:handle-range-y-maximum="2147483647" draw:handle-range-y-minimum="-2147483647"/>
          </draw:enhanced-geometry>
        </draw:custom-shape>
        <draw:custom-shape draw:name="CustomShape 6" draw:style-name="gr25" draw:text-style-name="P22" draw:layer="layout" svg:width="6.948cm" svg:height="2.998cm" svg:x="16.4cm" svg:y="13.002cm">
          <text:p text:style-name="P1"><text:span text:style-name="T14">Maximise</text:span><text:span text:style-name="T11"> discriminator</text:span></text:p>
          <text:p text:style-name="P1"><text:span text:style-name="T11">Network loss</text:span></text:p>
          <draw:enhanced-geometry draw:mirror-horizontal="false" draw:mirror-vertical="false" draw:text-areas="0 0 ?f6 ?f9" svg:viewBox="0 0 0 0" draw:type="ooxml-borderCallout2" draw:modifiers="2147483647 -2147483647 -2147483647 -2147483647 -2147483647 2147483647" draw:enhanced-path="M 0 0 L ?f6 0 ?f6 ?f9 0 ?f9 Z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handle draw:handle-position="?f5 ?f4" draw:handle-range-x-maximum="2147483647" draw:handle-range-x-minimum="-2147483647" draw:handle-range-y-maximum="2147483647" draw:handle-range-y-minimum="-2147483647"/>
          </draw:enhanced-geometry>
        </draw:custom-shape>
        <draw:custom-shape draw:name="TextShape 8" draw:style-name="gr4" draw:text-style-name="P2" draw:layer="layout" svg:width="6.343cm" svg:height="0.961cm" svg:x="12.6cm" svg:y="6.975cm">
          <text:p text:style-name="P4"><text:span text:style-name="T2">For all aligned wor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23" draw:layer="layout" svg:width="6.805cm" svg:height="1.5cm" svg:x="5.45cm" svg:y="6.9cm">
          <loext:p/>
          <draw:object xlink:href="./Object 1" xlink:type="simple" xlink:show="embed" xlink:actuate="onLoad"/>
          <draw:image xlink:href="./ObjectReplacements/Object 1" xlink:type="simple" xlink:show="embed" xlink:actuate="onLoad"/>
        </draw:frame>
        <draw:frame draw:style-name="gr27" draw:text-style-name="P19" draw:layer="layout" svg:width="13.61cm" svg:height="1.5cm" svg:x="7.852cm" svg:y="11.4cm">
          <loext:p/>
          <draw:object xlink:href="./Object 2" xlink:type="simple" xlink:show="embed" xlink:actuate="onLoad"/>
          <draw:image xlink:href="./ObjectReplacements/Object 2" xlink:type="simple" xlink:show="embed" xlink:actuate="onLoad"/>
        </draw:frame>
        <draw:custom-shape draw:style-name="gr28" draw:text-style-name="P20" draw:layer="layout" svg:width="5.6cm" svg:height="4.039cm" svg:x="0.8cm" svg:y="12.161cm">
          <text:p text:style-name="P20"><text:span text:style-name="T15">Follo</text:span><text:span text:style-name="T15">w the </text:span><text:span text:style-name="T15">nega</text:span><text:span text:style-name="T15">tive</text:span></text:p>
          <text:p text:style-name="P20"><text:span text:style-name="T15">gradi</text:span><text:span text:style-name="T15">ent </text:span><text:span text:style-name="T15">of </text:span><text:span text:style-name="T15">theta</text:span><text:span text:style-name="T15">_D </text:span><text:span text:style-name="T15">so</text:span></text:p>
          <text:p text:style-name="P20"><text:span text:style-name="T15">that </text:span><text:span text:style-name="T15">we </text:span><text:span text:style-name="T15">mini</text:span><text:span text:style-name="T15">mise </text:span><text:span text:style-name="T15">discri</text:span><text:span text:style-name="T15">m.</text:span></text:p>
          <text:p text:style-name="P20"><text:span text:style-name="T15">netw</text:span><text:span text:style-name="T15">ork </text:span><text:span text:style-name="T15">loss </text:span><text:span text:style-name="T15">wrt </text:span><text:span text:style-name="T15">to it </text:span></text:p>
          <draw:enhanced-geometry svg:viewBox="0 0 21600 21600" draw:mirror-horizontal="true" draw:type="line-callout-2" draw:modifiers="-6571.39796464917 2047.72277227723 -3411.38952164009 2858.40568271507 -960.257096946974 2967.3267326732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2">
          <draw:page-thumbnail draw:style-name="gr3" draw:layer="layout" svg:width="14.848cm" svg:height="11.136cm" svg:x="3.075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Blank_20_Slide">
        <draw:custom-shape draw:name="TextShape 1" draw:style-name="gr1" draw:text-style-name="P2" draw:layer="layout" svg:width="22.858cm" svg:height="3.173cm" svg:x="1.27cm" svg:y="0.763cm">
          <text:p text:style-name="P1"><text:span text:style-name="T1">Experi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2" draw:layer="layout" svg:width="22.858cm" svg:height="12.57cm" svg:x="1.27cm" svg:y="4.445cm">
          <text:list text:style-name="L4">
            <text:list-item>
              <text:p text:style-name="P5"><text:span text:style-name="T7">Datasets used:</text:span></text:p>
            </text:list-item>
          </text:list>
          <text:list text:style-name="L5">
            <text:list-item>
              <text:list>
                <text:list-item>
                  <text:p text:style-name="P5"><text:span text:style-name="T8">English QA data</text:span></text:p>
                </text:list-item>
                <text:list-item>
                  <text:p text:style-name="P5"><text:span text:style-name="T8">https://github.com/deepmind/rc-data/ (Hermann et al., NIPS 2015)</text:span></text:p>
                </text:list-item>
                <text:list-item>
                  <text:p text:style-name="P5"><text:span text:style-name="T8">380298 training QA pairs, 3924 dev and test QA pairs</text:span></text:p>
                </text:list-item>
                <text:list-item>
                  <text:p text:style-name="P5"><text:span text:style-name="T8"><text:s/></text:span></text:p>
                </text:list-item>
                <text:list-item>
                  <text:p text:style-name="P5"><text:span text:style-name="T8">Spanish QA data</text:span></text:p>
                </text:list-item>
                <text:list-item>
                  <text:p text:style-name="P5"><text:span text:style-name="T8">Collected from </text:span><text:span text:style-name="T16"><text:a xlink:href="http://www.elmondo.es/" xlink:type="simple">www.elmondo.es</text:a></text:span><text:span text:style-name="T8"> and CNN Spanish (via cached links on Wayback Machine)</text:span></text:p>
                </text:list-item>
                <text:list-item>
                  <text:p text:style-name="P5"><text:span text:style-name="T8">Processed by Google Natural Language API (named entity recognition)</text:span></text:p>
                </text:list-item>
                <text:list-item>
                  <text:p text:style-name="P5"><text:span text:style-name="T8">69289 training QA pairs, 3839 dev and test QA pair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Blank_20_Slide">
        <draw:custom-shape draw:name="TextShape 1" draw:style-name="gr1" draw:text-style-name="P2" draw:layer="layout" svg:width="22.858cm" svg:height="3.173cm" svg:x="1.27cm" svg:y="0.763cm">
          <text:p text:style-name="P1"><text:span text:style-name="T1">Experi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2" draw:layer="layout" svg:width="22.858cm" svg:height="12.57cm" svg:x="1.27cm" svg:y="4.445cm">
          <text:list text:style-name="L4">
            <text:list-item>
              <text:p text:style-name="P5"><text:span text:style-name="T7">Embeddings used:</text:span></text:p>
            </text:list-item>
          </text:list>
          <text:list text:style-name="L5">
            <text:list-item>
              <text:list>
                <text:list-item>
                  <text:p text:style-name="P5"><text:span text:style-name="T8">FastText by Facebook</text:span></text:p>
                </text:list-item>
                <text:list-item>
                  <text:p text:style-name="P5"><text:span text:style-name="T16"><text:a xlink:href="https://github.com/facebookresearch/fastText/blob/master/pretrained-vectors.md" xlink:type="simple">https://github.com/facebookresearch/fastText/blob/master/pretrained-vectors.md</text:a></text:span><text:span text:style-name="T8"> (P. Bojanowski, E. Grave, A. Joulin, T. Mikolov, Enriching Word Vectors with Subword Information)</text:span></text:p>
                </text:list-item>
                <text:list-item>
                  <text:p text:style-name="P5"><text:span text:style-name="T8">300 dimension word vectors trained on Wikipedia text.</text:span></text:p>
                </text:list-item>
              </text:list>
            </text:list-item>
          </text:list>
          <text:list text:style-name="L9">
            <text:list-item>
              <text:p text:style-name="P5"><text:span text:style-name="T7">Word Alignment Dictionary</text:span></text:p>
              <text:list>
                <text:list-item>
                  <text:p text:style-name="P5"><text:span text:style-name="T8">http://opus.lingfil.uu.se/OpenSubtitles2012.php (Jörg Tiedemann, 2012, Parallel Data, Tools and Interfaces in OPUS. In Proceedings of the 8th International Conference on Language Resources and Evaluation (LREC 2012))</text:span></text:p>
                </text:list-item>
                <text:list-item>
                  <text:p text:style-name="P5"><text:span text:style-name="T8">Open Subtitles dataset</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Blank_20_Slide">
        <draw:custom-shape draw:name="TextShape 1" draw:style-name="gr1" draw:text-style-name="P2" draw:layer="layout" svg:width="22.858cm" svg:height="3.173cm" svg:x="1.27cm" svg:y="0.763cm">
          <text:p text:style-name="P1"><text:span text:style-name="T1">Resul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2.57cm" svg:x="1.27cm" svg:y="4.445cm">
          <text:p text:style-name="P4"><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21.656cm" svg:height="13.551cm" svg:x="1.743cm" svg:y="4.64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able:table-cell>
                <text:p text:style-name="P19">En.</text:p>
              </table:table-cell>
              <table:table-cell>
                <text:p text:style-name="P19">Es.</text:p>
              </table:table-cell>
              <table:table-cell>
                <text:p text:style-name="P19">En. → Es. (no training)</text:p>
              </table:table-cell>
              <table:table-cell>
                <text:p text:style-name="P19">En. → Es.</text:p>
                <text:p text:style-name="P19">(training)</text:p>
              </table:table-cell>
            </table:table-row>
            <table:table-row table:style-name="ro1" table:default-cell-style-name="ce1">
              <table:table-cell>
                <text:p text:style-name="P19">Individual</text:p>
                <text:p text:style-name="P19">Embeddings</text:p>
              </table:table-cell>
              <table:table-cell/>
              <table:table-cell/>
              <table:table-cell/>
              <table:table-cell/>
            </table:table-row>
            <table:table-row table:style-name="ro1" table:default-cell-style-name="ce1">
              <table:table-cell>
                <text:p text:style-name="P19">Mapped</text:p>
                <text:p text:style-name="P19">Embeddings</text:p>
              </table:table-cell>
              <table:table-cell/>
              <table:table-cell/>
              <table:table-cell/>
              <table:table-cell/>
            </table:table-row>
            <table:table-row table:style-name="ro1" table:default-cell-style-name="ce1">
              <table:table-cell>
                <text:p text:style-name="P19">Adversarial Training</text:p>
              </table:table-cell>
              <table:table-cell/>
              <table:table-cell/>
              <table:table-cell/>
              <table:table-cell/>
            </table:table-row>
            <table:table-row table:style-name="ro2" table:default-cell-style-name="ce1">
              <table:table-cell>
                <text:p text:style-name="P19">Mapped Embeddings w/ Adversarial Training</text:p>
              </table:table-cell>
              <table:table-cell/>
              <table:table-cell/>
              <table:table-cell/>
              <table:table-cell/>
            </table:table-row>
          </table:table>
          <draw:image xlink:href="Pictures/TablePreview1.svm" xlink:type="simple" xlink:show="embed" xlink:actuate="onLoad"/>
        </draw:frame>
        <presentation:notes draw:style-name="dp2">
          <draw:page-thumbnail draw:style-name="gr3" draw:layer="layout" svg:width="14.848cm" svg:height="11.136cm" svg:x="3.075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Blank_20_Slide">
        <draw:custom-shape draw:name="TextShape 1" draw:style-name="gr1" draw:text-style-name="P2" draw:layer="layout" svg:width="22.858cm" svg:height="3.173cm" svg:x="1.27cm" svg:y="0.763cm">
          <text:p text:style-name="P1"><text:span text:style-name="T1">Analy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2.57cm" svg:x="1.27cm" svg:y="4.445cm">
          <text:p text:style-name="P4"><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Blank_20_Slide">
        <draw:custom-shape draw:name="TextShape 1" draw:style-name="gr1" draw:text-style-name="P2" draw:layer="layout" svg:width="22.858cm" svg:height="3.173cm" svg:x="1.27cm" svg:y="0.763cm">
          <text:p text:style-name="P1"><text:span text:style-name="T1">Conclu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2.57cm" svg:x="1.27cm" svg:y="4.445cm">
          <text:p text:style-name="P4"><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Blank_20_Slide">
        <draw:custom-shape draw:name="TextShape 1" draw:style-name="gr1" draw:text-style-name="P2" draw:layer="layout" svg:width="22.858cm" svg:height="3.173cm" svg:x="1.27cm" svg:y="0.763cm">
          <text:p text:style-name="P1"><text:span text:style-name="T1">Future 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2.57cm" svg:x="1.27cm" svg:y="4.445cm">
          <text:p text:style-name="P4"><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5"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DejaVu Sans1" svg:font-family="'DejaVu Sans'"/>
    <style:font-face style:name="Arial" svg:font-family="Arial" style:font-pitch="variable"/>
    <style:font-face style:name="Calibri" svg:font-family="Calibri" style:font-pitch="variable"/>
    <style:font-face style:name="DejaVu Sans" svg:font-family="'DejaVu Sans'"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Blank_20_Slide-backgroundobjects">
      <style:graphic-properties draw:stroke="none" draw:fill="none" draw:fill-color="#ffffff" draw:auto-grow-height="false" fo:min-height="1.485cm"/>
    </style:style>
    <style:style style:name="Mpr5" style:family="presentation" style:parent-style-name="Blank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PlaceHolder 1" presentation:style-name="Mpr1" draw:text-style-name="MP5" draw:layer="backgroundobjects" svg:width="22.858cm" svg:height="3.173cm" svg:x="1.27cm" svg:y="0.763cm" presentation:class="title" presentation:user-transformed="true">
        <draw:text-box>
          <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0">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20T00:05:18</meta:creation-date>
    <meta:initial-creator>Microsoft Office User</meta:initial-creator>
    <dc:language>en-AU</dc:language>
    <dc:date>2017-10-27T09:47:22.663079263</dc:date>
    <meta:editing-cycles>6</meta:editing-cycles>
    <dc:title>Learning neural Question Answering Systems for Low resource Langauges</dc:title>
    <meta:editing-duration>PT34M15S</meta:editing-duration>
    <meta:generator>LibreOffice/5.1.6.2$Linux_X86_64 LibreOffice_project/10m0$Build-2</meta:generator>
    <meta:document-statistic meta:object-count="187"/>
    <meta:user-defined meta:name="AppVersion">14.0000</meta:user-defined>
    <meta:user-defined meta:name="Company">Monash University</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1</meta:user-defined>
  </office:meta>
</office:document-meta>
</file>

<file path=Object 1/content.xml><?xml version="1.0" encoding="utf-8"?>
<math xmlns="http://www.w3.org/1998/Math/MathML" display="block">
  <semantics>
    <mrow>
      <munder>
        <mi mathvariant="italic">argmin</mi>
        <mi>P</mi>
      </munder>
      <mrow>
        <munder>
          <mo stretchy="false">∑</mo>
          <mi>i</mi>
        </munder>
        <mrow>
          <mo fence="true" stretchy="true">‖</mo>
          <mrow>
            <mrow>
              <msub>
                <mi>X</mi>
                <mi>i</mi>
              </msub>
              <mrow>
                <mi>P</mi>
                <mo stretchy="false">−</mo>
                <msub>
                  <mi>Y</mi>
                  <mi>i</mi>
                </msub>
              </mrow>
            </mrow>
          </mrow>
          <mo fence="true" stretchy="true">‖</mo>
        </mrow>
      </mrow>
    </mrow>
    <annotation encoding="StarMath 5.0">argmin	 csub{P} sum from{i} left ldline X_i P - Y_i right rdline  </annotation>
  </semantics>
</math>
</file>

<file path=Object 2/content.xml><?xml version="1.0" encoding="utf-8"?>
<math xmlns="http://www.w3.org/1998/Math/MathML" display="block">
  <semantics>
    <mrow>
      <munder>
        <mi mathvariant="italic">argmin</mi>
        <mrow>
          <msub>
            <mi mathvariant="normal">Θ</mi>
            <mi>A</mi>
          </msub>
          <mrow>
            <mi>,</mi>
            <mo stretchy="false">−</mo>
            <msub>
              <mi mathvariant="normal">Θ</mi>
              <mi>D</mi>
            </msub>
          </mrow>
        </mrow>
      </munder>
      <mrow>
        <mo fence="true" stretchy="false">[</mo>
        <mrow>
          <mrow>
            <mrow>
              <mo stretchy="false">−</mo>
              <mi mathvariant="italic">logP</mi>
            </mrow>
            <mrow>
              <mrow>
                <mo fence="true" stretchy="false">(</mo>
                <mrow>
                  <mrow>
                    <mi>A</mi>
                    <mo stretchy="false">|</mo>
                    <msub>
                      <mi mathvariant="normal">Θ</mi>
                      <mi>A</mi>
                    </msub>
                  </mrow>
                </mrow>
                <mo fence="true" stretchy="false">)</mo>
              </mrow>
              <mo stretchy="false">+</mo>
              <mi mathvariant="italic">logP</mi>
            </mrow>
            <mrow>
              <mo fence="true" stretchy="false">(</mo>
              <mrow>
                <mrow>
                  <mi>L</mi>
                  <mo stretchy="false">|</mo>
                  <mrow>
                    <msub>
                      <mi mathvariant="normal">Θ</mi>
                      <mi>A</mi>
                    </msub>
                    <mi>,</mi>
                    <msub>
                      <mi mathvariant="normal">Θ</mi>
                      <mi>D</mi>
                    </msub>
                  </mrow>
                </mrow>
              </mrow>
              <mo fence="true" stretchy="false">)</mo>
            </mrow>
          </mrow>
        </mrow>
        <mo fence="true" stretchy="false">]</mo>
      </mrow>
    </mrow>
    <annotation encoding="StarMath 5.0">argmin csub{%THETA_A, -%THETA_D} [ -logP(A mline %THETA_A) + logP(L mline %THETA_A, %THETA_D) ]</annotation>
  </semantics>
</math>
</file>